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</office:automatic-styles>
  <office:body>
    <office:text text:use-soft-page-breaks="true">
      <text:p text:style-name="P1">Meeting 2:</text:p>
      <text:p text:style-name="Normal">The formal document generation</text:p>
      <text:p text:style-name="Normal"/>
      <text:p text:style-name="Normal">PPSN:</text:p>
      <text:p text:style-name="P2">Courses</text:p>
      <text:list text:style-name="LFO1" text:continue-numbering="true">
        <text:list-item>
          <text:p text:style-name="P3">DATA PROTECTION</text:p>
        </text:list-item>
        <text:list-item>
          <text:p text:style-name="P4">RESEARCH INTEGITY</text:p>
        </text:list-item>
        <text:list-item>
          <text:p text:style-name="P5">ED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brary@muj.manipal.edu</meta:initial-creator>
    <dc:creator>Library [MUJ]</dc:creator>
    <meta:creation-date>2022-09-30T09:07:00Z</meta:creation-date>
    <dc:date>2022-09-30T09:43:00Z</dc:date>
    <meta:template xlink:href="Normal" xlink:type="simple"/>
    <meta:editing-cycles>3</meta:editing-cycles>
    <meta:editing-duration>PT0S</meta:editing-duration>
    <meta:document-statistic meta:page-count="1" meta:paragraph-count="1" meta:word-count="14" meta:character-count="94" meta:row-count="1" meta:non-whitespace-character-count="81"/>
  </office:meta>
</office:document-meta>
</file>